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3e02" officeooo:paragraph-rsid="00063e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title}</text:p>
      <text:p text:style-name="P1"/>
      <text:p text:style-name="P1">{#each photos as photo}</text:p>
      <text:p text:style-name="P1"><text:tab/>{#image photo}</text:p>
      <text:p text:style-name="P1">{/each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7:40:09.845465000</meta:creation-date>
    <meta:generator>LibreOffice/25.2.4.3$MacOSX_AARCH64 LibreOffice_project/33e196637044ead23f5c3226cde09b47731f7e27</meta:generator>
    <dc:date>2025-07-21T17:47:08.077731000</dc:date>
    <meta:editing-duration>PT6M58S</meta:editing-duration>
    <meta:editing-cycles>1</meta:editing-cycles>
    <meta:document-statistic meta:table-count="0" meta:image-count="0" meta:object-count="0" meta:page-count="1" meta:paragraph-count="4" meta:word-count="8" meta:character-count="52" meta:non-whitespace-character-count="47"/>
  </office:meta>
</office:document-meta>
</file>